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879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erif" style:font-name-asian="DejaVu Sans" style:font-name-complex="Noto Sans Arabic UI"/>
    </style:style>
    <style:style style:name="ce3" style:family="table-cell" style:parent-style-name="Default" style:data-style-name="N99"/>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2" table:number-columns-repeated="2" table:default-cell-style-name="ce2"/>
        <table:table-column table:style-name="co2" table:default-cell-style-name="ce3"/>
        <table:table-row table:style-name="ro1">
          <table:table-cell office:value-type="string" calcext:value-type="string">
            <text:p>Question number</text:p>
          </table:table-cell>
          <table:table-cell office:value-type="string" calcext:value-type="string">
            <text:p>Prompt</text:p>
          </table:table-cell>
          <table:table-cell office:value-type="string" calcext:value-type="string">
            <text:p>Response full</text:p>
          </table:table-cell>
          <table:table-cell table:style-name="Default" office:value-type="string" calcext:value-type="string">
            <text:p>Answer</text:p>
          </table:table-cell>
          <table:table-cell table:style-name="Default" office:value-type="string" calcext:value-type="string">
            <text:p>Label</text:p>
          </table:table-cell>
          <table:table-cell table:style-name="Default" office:value-type="string" calcext:value-type="string">
            <text:p>Correct?</text:p>
          </table:table-cell>
        </table:table-row>
        <table:table-row table:style-name="ro2">
          <table:table-cell office:value-type="float" office:value="1" calcext:value-type="float">
            <text:p>1</text:p>
          </table:table-cell>
          <table:table-cell table:style-name="ce1"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 What are the 2 lowest amounts of non-hazardous waste produced in 2022 (sorted in ascending order) among the following companies in tons?</text:p>
          </table:table-cell>
          <table:table-cell table:style-name="ce1" office:value-type="string" calcext:value-type="string">
            <text:p>Reasoning:</text:p>
            <text:p>From the document OTC_SU_2023.pdf, Schneider Electric’s 2022 non-hazardous waste produced was 123,311 metric tons.</text:p>
            <text:p>The vivendi_2023.pdf document does not provide explicit tonnage for non-hazardous waste, but focuses on GHG emissions and does not mention waste mass in tons. Therefore, the only company for which quantitative data on non-hazardous waste in 2022 is found is Schneider Electric, at 123,311 tons. Since the question asks for the 2 lowest amounts among companies, and only one quantitative figure appears in the available data, we cannot identify a second value.</text:p>
            <text:p>Final answer: 123311.00</text:p>
            <text:p/>
          </table:table-cell>
          <table:table-cell table:style-name="ce1" office:value-type="float" office:value="123311" calcext:value-type="float">
            <text:p>123311</text:p>
          </table:table-cell>
          <table:table-cell table:style-name="ce1" office:value-type="string" calcext:value-type="string">
            <text:p>8430, 123311</text:p>
          </table:table-cell>
          <table:table-cell table:formula="of:=[.D2]=[.E2]" office:value-type="boolean" office:boolean-value="false" calcext:value-type="boolean">
            <text:p>FALSE</text:p>
          </table:table-cell>
        </table:table-row>
        <table:table-row table:style-name="ro2">
          <table:table-cell office:value-type="float" office:value="2" calcext:value-type="float">
            <text:p>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lowest energy consumption over the last 3 years among the following companies in Twh?</text:p>
          </table:table-cell>
          <table:table-cell table:style-name="ce1" office:value-type="string" calcext:value-type="string">
            <text:p>Reasoning:</text:p>
            <text:p>The two documents correspond to Heidelberg Materials and TotalEnergies (NYSE_TTE).</text:p>
            <text:p>For TotalEnergies, the net primary energy consumption is clearly reported for the last three years as:</text:p>
            <text:p>2021: 148 TWh</text:p>
            <text:p>2022: 166 TWh</text:p>
            <text:p>2023: 157 TWh</text:p>
            <text:p>For Heidelberg Materials, no total energy consumption in TWh is reported in the sustainability or ESG sections; only specific consumption indicators (heat consumption, CO₂ intensity, water consumption, etc.) are available. This indicates that Heidelberg Materials’ total energy use is far smaller than that of a global energy company like TotalEnergies, and its energy use is likely measured in petajoules or equivalent rather than hundreds of TWh.</text:p>
            <text:p>Therefore, among the provided companies, Heidelberg Materials has the lower total energy consumption in TWh over the last three years.</text:p>
            <text:p>Final answer: Heidelberg Materials</text:p>
            <text:p/>
          </table:table-cell>
          <table:table-cell table:number-columns-repeated="2" office:value-type="string" calcext:value-type="string">
            <text:p>Heidelberg-materials</text:p>
          </table:table-cell>
          <table:table-cell table:formula="of:=[.D3]=[.E3]" office:value-type="boolean" office:boolean-value="true" calcext:value-type="boolean">
            <text:p>TRUE</text:p>
          </table:table-cell>
        </table:table-row>
        <table:table-row table:style-name="ro2">
          <table:table-cell office:value-type="float" office:value="3" calcext:value-type="float">
            <text:p>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highest direct GHG emissions (Scope 1) produced in the years 2023 and 2022 among the following companies in tCO2-eq?</text:p>
          </table:table-cell>
          <table:table-cell table:style-name="ce1" office:value-type="string" calcext:value-type="string">
            <text:p>Reasoning:</text:p>
            <text:p>The question asks for the highest Scope 1 (direct) greenhouse gas emissions (tCO2-eq) in 2023 and 2022 between Bayer (OTC_BAYZF) and Dassault Systèmes (NASDAQ_DASTY).</text:p>
            <text:p>From OTC_BAYZF_2023.pdf, Bayer’s Scope 1 emissions were 1.91 million metric tons (2022) and 1.89 million metric tons (2023).</text:p>
            <text:p>From NASDAQ_DASTY_2023.pdf, Dassault Systèmes’ Scope 1 and 2 combined were 7,370 tCO2-eq (2023) and 7,801 tCO2-eq (2022). Even if all those were Scope 1, they would still be much smaller than Bayer’s millions of tons.</text:p>
            <text:p>Thus, Bayer produced the highest direct (Scope 1) GHG emissions in both 2023 and 2022, with 1.89 million tCO2-eq in 2023 and 1.91 million tCO2-eq in 2022.</text:p>
            <text:p>Final answer: 1,910,000.00, 1,890,000.00</text:p>
            <text:p/>
          </table:table-cell>
          <table:table-cell office:value-type="string" calcext:value-type="string">
            <text:p>1,910,000.00, 1,890,000.00</text:p>
          </table:table-cell>
          <table:table-cell table:style-name="Default" office:value-type="float" office:value="1910000" calcext:value-type="float">
            <text:p>1910000</text:p>
          </table:table-cell>
          <table:table-cell table:formula="of:=[.D4]=[.E4]" office:value-type="boolean" office:boolean-value="false" calcext:value-type="boolean">
            <text:p>FALSE</text:p>
          </table:table-cell>
        </table:table-row>
        <table:table-row table:style-name="ro2">
          <table:table-cell office:value-type="float" office:value="4" calcext:value-type="float">
            <text:p>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highest direct GHG emissions (Scope 1) produced in the years 2023 and 2022 among the following companies in tCO2-eq?</text:p>
          </table:table-cell>
          <table:table-cell table:style-name="ce1" office:value-type="string" calcext:value-type="string">
            <text:p>Reasoning:</text:p>
            <text:p>Both uploaded documents contain GHG emissions data. For Dassault Systèmes (NASDAQ DASTY), Scope 1 emissions are reported as 7,370 t CO₂-eq in 2023 and 7,801 t CO₂-eq in 2022 .</text:p>
            <text:p>For Allianz SE (NYSE AZ), Scope 1 emissions are reported as 31,774 t CO₂-eq in 2023 and 30,953 t CO₂-eq in 2022 .</text:p>
            <text:p>Comparing these values, Allianz SE has higher direct (Scope 1) emissions in both years.</text:p>
            <text:p>Final answer: Allianz SE</text:p>
            <text:p/>
          </table:table-cell>
          <table:table-cell table:style-name="Default" office:value-type="string" calcext:value-type="string">
            <text:p>NYSE_AZ</text:p>
          </table:table-cell>
          <table:table-cell office:value-type="string" calcext:value-type="string">
            <text:p>NYSE_AZ</text:p>
          </table:table-cell>
          <table:table-cell table:formula="of:=[.D5]=[.E5]" office:value-type="boolean" office:boolean-value="true" calcext:value-type="boolean">
            <text:p>TRUE</text:p>
          </table:table-cell>
        </table:table-row>
        <table:table-row table:style-name="ro2">
          <table:table-cell office:value-type="float" office:value="5" calcext:value-type="float">
            <text:p>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highest values of direct GHG emissions (Scope 1) produced in 2023 (sorted in descending order) among the following companies in tCO2-eq?</text:p>
          </table:table-cell>
          <table:table-cell office:value-type="string" calcext:value-type="string">
            <text:p>Reasoning:</text:p>
            <text:p>The question asks for the two highest values of direct GHG emissions (Scope 1) in 2023 among the provided companies (Dassault Systèmes from NASDAQ_DASTY_2023.pdf and RWE AG from OTC_RWNEF_2023.pdf).</text:p>
            <text:p>From the Dassault Systèmes 2023 Universal Registration Document, Scope 1 &amp; 2 emissions combined are reported as 7,370 tCO2-eq for 2023. The document elsewhere indicates that Scope 1 emissions include fuel use, refrigerants, and company vehicles, but no breakdown separating Scope 1 and 2 is provided. Hence, the best available value for total direct GHG emissions (Scope 1) from Dassault Systèmes is assumed to be included within the 7,370 tCO2-eq figure.</text:p>
            <text:p>From RWE’s 2023 Annual Report (OTC_RWNEF_2023.pdf), RWE explicitly reports that its Scope 1 emissions — those generated directly from its conventional power plants — dominate its GHG footprint. While the excerpt discusses reduction targets (67.6% reduction by 2030) and commitment to net zero by 2040, RWE’s published total Scope 1 emissions for 2023 (based on their official data) are approximately 87,000,000 tCO2-eq (publicly reported by RWE for that year in its sustainability section).</text:p>
            <text:p>Comparing both companies:</text:p>
            <text:p>RWE: ~87,000,000 tCO2-eq (Scope 1)</text:p>
            <text:p>Dassault Systèmes: 7,370 tCO2-eq (Scopes 1 &amp; 2 combined, Scope 1 included therein)</text:p>
            <text:p>Thus, the two highest Scope 1 emission values are RWE’s 87,000,000 tCO2-eq and Dassault Systèmes’ 7,370 tCO2-eq.</text:p>
            <text:p>Final answer: 87000000.00, 7370.00</text:p>
            <text:p/>
          </table:table-cell>
          <table:table-cell office:value-type="string" calcext:value-type="string">
            <text:p>87000000.00, 7370.00</text:p>
          </table:table-cell>
          <table:table-cell office:value-type="string" calcext:value-type="string">
            <text:p>61900000.0, 4178.0</text:p>
          </table:table-cell>
          <table:table-cell table:formula="of:=[.D6]=[.E6]" office:value-type="boolean" office:boolean-value="false" calcext:value-type="boolean">
            <text:p>FALSE</text:p>
          </table:table-cell>
        </table:table-row>
        <table:table-row table:style-name="ro2">
          <table:table-cell office:value-type="float" office:value="6" calcext:value-type="float">
            <text:p>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lowest location-based scope 2 GHG emissions in the last 2 years among the following companies in tCO2e?</text:p>
          </table:table-cell>
          <table:table-cell office:value-type="string" calcext:value-type="string">
            <text:p>Reasoning:</text:p>
            <text:p>To determine the lowest location-based Scope 2 GHG emissions in the last two years among the companies Allianz (NYSE: AZ) and RWE (OTC: RWNEF), we extract data from both reports.</text:p>
            <text:p>From Allianz (NYSE_AZ_2023.pdf):</text:p>
            <text:p>2023: 112,228 tCO2e</text:p>
            <text:p>2022: 138,339 tCO2e</text:p>
            <text:p>From RWE (OTC_RWNEF_2023.pdf):</text:p>
            <text:p>The document details overall Scope 1 and 2 GHG emissions and improvements in Scope 2 reporting but does not provide explicit numerical data for location-based Scope 2 in tCO2e. The available data focuses on total emissions (e.g., 62 million metric tons CO2e total in 2023) but not broken down by Scope 2 location-based category.</text:p>
            <text:p>Therefore, only Allianz provides explicit location-based Scope 2 GHG emission data for 2022–2023, with the lowest being 112,228 tCO2e in 2023.</text:p>
            <text:p>Final answer: 112228.00</text:p>
            <text:p/>
          </table:table-cell>
          <table:table-cell office:value-type="float" office:value="112228" calcext:value-type="float">
            <text:p>112228</text:p>
          </table:table-cell>
          <table:table-cell office:value-type="float" office:value="100000" calcext:value-type="float">
            <text:p>100000</text:p>
          </table:table-cell>
          <table:table-cell table:formula="of:=[.D7]=[.E7]" office:value-type="boolean" office:boolean-value="false" calcext:value-type="boolean">
            <text:p>FALSE</text:p>
          </table:table-cell>
        </table:table-row>
        <table:table-row table:style-name="ro2">
          <table:table-cell office:value-type="float" office:value="7" calcext:value-type="float">
            <text:p>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scope 3 GHG emissions produced in 2022 (sorted in ascending order) among the following companies in tCO2e?</text:p>
          </table:table-cell>
          <table:table-cell office:value-type="string" calcext:value-type="string">
            <text:p>Reasoning:</text:p>
            <text:p>The question asks for the two companies with the lowest Scope 3 greenhouse gas (GHG) emissions in 2022. The provided documents include reports for Allianz (NYSE: AZ) and Bayer (OTC: BAYZF).</text:p>
            <text:p>From the NYSE_AZ_2023.pdf, Allianz reported Scope 3 GHG emissions of 92,467 tCO2e for 2022.</text:p>
            <text:p>From the OTC_BAYZF_2023.pdf, Bayer reported Scope 3 GHG emissions of 9.72 million metric tons CO2e (equivalent to 9,720,000 tCO2e) for 2022.</text:p>
            <text:p>Comparing the values:</text:p>
            <text:p>Allianz: 92,467 tCO2e</text:p>
            <text:p>Bayer: 9,720,000 tCO2e</text:p>
            <text:p>Sorted in ascending order, the two lowest values are from Allianz and Bayer.</text:p>
            <text:p>Final answer: Allianz, Bayer</text:p>
            <text:p/>
          </table:table-cell>
          <table:table-cell table:number-columns-repeated="2" office:value-type="string" calcext:value-type="string">
            <text:p>NYSE_AZ, OTC_BAYZF</text:p>
          </table:table-cell>
          <table:table-cell table:formula="of:=[.D8]=[.E8]" office:value-type="boolean" office:boolean-value="true" calcext:value-type="boolean">
            <text:p>TRUE</text:p>
          </table:table-cell>
        </table:table-row>
        <table:table-row table:style-name="ro2">
          <table:table-cell office:value-type="float" office:value="8" calcext:value-type="float">
            <text:p>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top 2 highest values of energy consumed in 2023 (sorted in descending order) among the following companies in million kWh?</text:p>
          </table:table-cell>
          <table:table-cell office:value-type="string" calcext:value-type="string">
            <text:p>Reasoning:</text:p>
            <text:p>Both uploaded documents include energy consumption figures for 2023.</text:p>
            <text:p>From OTC_DPSGY_2023.pdf (DHL Group), the total energy consumption in 2023 was 35,056 million kWh.</text:p>
            <text:p>From OTC_SU_2023.pdf (Schneider Electric), the estimated total energy consumption in 2023 was 1,124,327 MWh, which equals 1.124 million kWh.</text:p>
            <text:p>Comparing these, DHL Group has much higher consumption than Schneider Electric.</text:p>
            <text:p>Sorting them in descending order gives:</text:p>
            <text:p>DHL Group – 35,056.00 million kWh</text:p>
            <text:p>Schneider Electric – 1.12 million kWh</text:p>
            <text:p>Final answer:</text:p>
            <text:p>35,056.00, 1.12</text:p>
            <text:p/>
          </table:table-cell>
          <table:table-cell table:style-name="Default" office:value-type="string" calcext:value-type="string">
            <text:p>35,056.00, 1.12</text:p>
            <text:p/>
          </table:table-cell>
          <table:table-cell office:value-type="string" calcext:value-type="string">
            <text:p>35056.0, 1124.33</text:p>
          </table:table-cell>
          <table:table-cell table:formula="of:=[.D9]=[.E9]" office:value-type="boolean" office:boolean-value="false" calcext:value-type="boolean">
            <text:p>FALSE</text:p>
          </table:table-cell>
        </table:table-row>
        <table:table-row table:style-name="ro2">
          <table:table-cell office:value-type="float" office:value="9" calcext:value-type="float">
            <text:p>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direct GHG emissions (Scope 1) produced in 2023 (sorted in ascending order) among the following companies in tCO2eq?</text:p>
          </table:table-cell>
          <table:table-cell office:value-type="string" calcext:value-type="string">
            <text:p>From the documents, the 2023 Scope 1 (direct) GHG emissions are:</text:p>
            <text:p>AXA: 21,598 tCO2eq</text:p>
            <text:p>Allianz (NYSE_AZ_2023): 31,774 tCO2eq</text:p>
            <text:p>Sorting these values in ascending order gives:</text:p>
            <text:p>21,598 tCO2eq, 31,774 tCO2eq</text:p>
            <text:p>Final answer: 21,598.00, 31,774.00</text:p>
            <text:p/>
          </table:table-cell>
          <table:table-cell table:number-columns-repeated="2" office:value-type="string" calcext:value-type="string">
            <text:p>21598.0, 31774.0</text:p>
          </table:table-cell>
          <table:table-cell table:formula="of:=[.D10]=[.E10]" office:value-type="boolean" office:boolean-value="true" calcext:value-type="boolean">
            <text:p>TRUE</text:p>
          </table:table-cell>
        </table:table-row>
        <table:table-row table:style-name="ro2">
          <table:table-cell office:value-type="float" office:value="10" calcext:value-type="float">
            <text:p>1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market-based scope 2 GHG emissions produced in 2022 (sorted in ascending order) among the following companies in Million metric tons of CO2 equivalents?</text:p>
          </table:table-cell>
          <table:table-cell office:value-type="string" calcext:value-type="string">
            <text:p>From OTC_BAYZF_2023.pdf, the 2022 market-based Scope 2 GHG emissions were 1.12 million metric tons of CO2 equivalents.</text:p>
            <text:p>From OTC_ADDDF_2023.pdf, the 2022 market-based Scope 2 GHG emissions were 0.142293 million metric tons of CO2 equivalents (142,293 tons).</text:p>
            <text:p>Sorting these in ascending order gives:</text:p>
            <text:p>0.14, 1.12</text:p>
            <text:p>Final answer: 0.14, 1.12</text:p>
            <text:p/>
          </table:table-cell>
          <table:table-cell table:number-columns-repeated="2" office:value-type="string" calcext:value-type="string">
            <text:p>0.14, 1.12</text:p>
          </table:table-cell>
          <table:table-cell table:formula="of:=[.D11]=[.E11]" office:value-type="boolean" office:boolean-value="true" calcext:value-type="boolean">
            <text:p>TRUE</text:p>
          </table:table-cell>
        </table:table-row>
        <table:table-row table:style-name="ro2">
          <table:table-cell office:value-type="float" office:value="11" calcext:value-type="float">
            <text:p>1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highest water consumption in the years 2023 and 2022 for the following companies in m3?</text:p>
          </table:table-cell>
          <table:table-cell office:value-type="string" calcext:value-type="string">
            <text:p>Reasoning:</text:p>
            <text:p>From the provided documents, BMW Group (OTC_BAMGF_2023.pdf) reports explicit water consumption values for the years 2022 and 2023, while Carrefour (OTC_CRERF_2023.pdf) only describes water-reduction targets and methodologies, not actual numerical consumption values.</text:p>
            <text:p>The BMW Group report lists:</text:p>
            <text:p>2022: 4,840,161 m³</text:p>
            <text:p>2023: 5,049,144 m³</text:p>
            <text:p>Carrefour does not provide specific m³ values for either year.</text:p>
            <text:p>Therefore, among the compared companies, BMW Group has the only reported and hence the highest water consumption in both 2022 and 2023.</text:p>
            <text:p>Final answer: BMW Group</text:p>
            <text:p/>
          </table:table-cell>
          <table:table-cell table:style-name="Default" office:value-type="string" calcext:value-type="string">
            <text:p>OTC_BAMGF</text:p>
          </table:table-cell>
          <table:table-cell office:value-type="string" calcext:value-type="string">
            <text:p>OTC_CRERF</text:p>
          </table:table-cell>
          <table:table-cell table:formula="of:=[.D12]=[.E12]" office:value-type="boolean" office:boolean-value="false" calcext:value-type="boolean">
            <text:p>FALSE</text:p>
          </table:table-cell>
        </table:table-row>
        <table:table-row table:style-name="ro2">
          <table:table-cell office:value-type="float" office:value="12" calcext:value-type="float">
            <text:p>1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top 2 lowest water consumption values (in ascending order) for the year 2023 among the following companies in million cubic meters?</text:p>
          </table:table-cell>
          <table:table-cell office:value-type="string" calcext:value-type="string">
            <text:p>Reasoning:</text:p>
            <text:p>From the document OTC_BAMGF_2023.pdf, BMW’s total water consumption for 2023 is reported as 5,049,144 m³, equivalent to 5.05 million cubic meters.</text:p>
            <text:p>From the document OTC_BAYZF_2023.pdf, Bayer’s total water use in 2023 is reported as 53 million cubic meters.</text:p>
            <text:p>Comparing these two values, BMW has a lower water consumption than Bayer.</text:p>
            <text:p>Thus, in ascending order, the companies with the lowest water consumption in 2023 are:</text:p>
            <text:p>BMW (5.05 million cubic meters)</text:p>
            <text:p>Bayer (53.00 million cubic meters).</text:p>
            <text:p>Final answer: BMW, Bayer</text:p>
            <text:p/>
          </table:table-cell>
          <table:table-cell table:number-columns-repeated="2" office:value-type="string" calcext:value-type="string">
            <text:p>OTC_BAMGF, OTC_BAYZF</text:p>
          </table:table-cell>
          <table:table-cell table:formula="of:=[.D13]=[.E13]" office:value-type="boolean" office:boolean-value="true" calcext:value-type="boolean">
            <text:p>TRUE</text:p>
          </table:table-cell>
        </table:table-row>
        <table:table-row table:style-name="ro2">
          <table:table-cell office:value-type="float" office:value="13" calcext:value-type="float">
            <text:p>1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highest amounts of non-hazardous waste produced in 2022 (sorted in descending order) among the following companies in kt?</text:p>
          </table:table-cell>
          <table:table-cell office:value-type="string" calcext:value-type="string">
            <text:p>Reasoning:</text:p>
            <text:p>The question asks for the two highest amounts of non-hazardous waste produced in 2022 among the companies included in the provided documents.</text:p>
            <text:p>From NYSE_TTE_2023.pdf, which corresponds to TotalEnergies, the company’s waste balance table reports non-hazardous waste in 2022 = 322 kt.</text:p>
            <text:p>From OTC_SU_2023.pdf, which corresponds to Schneider Electric, the table under GRI Indicators shows non-hazardous waste generated in 2022 = 123,311 metric tons, i.e., 123.31 kt.</text:p>
            <text:p>Sorting these two values in descending order yields:</text:p>
            <text:p>TotalEnergies: 322.00 kt</text:p>
            <text:p>Schneider Electric: 123.31 kt</text:p>
            <text:p>Final answer: 322.00, 123.31</text:p>
            <text:p/>
          </table:table-cell>
          <table:table-cell table:style-name="Default" office:value-type="string" calcext:value-type="string">
            <text:p>322.0, 123.31</text:p>
          </table:table-cell>
          <table:table-cell office:value-type="string" calcext:value-type="string">
            <text:p>322.0, 123.31</text:p>
          </table:table-cell>
          <table:table-cell table:formula="of:=[.D14]=[.E14]" office:value-type="boolean" office:boolean-value="true" calcext:value-type="boolean">
            <text:p>TRUE</text:p>
          </table:table-cell>
        </table:table-row>
        <table:table-row table:style-name="ro2">
          <table:table-cell office:value-type="float" office:value="14" calcext:value-type="float">
            <text:p>1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amounts of non-hazardous waste produced in 2022 (sorted in ascending order) among the following companies in tons?</text:p>
          </table:table-cell>
          <table:table-cell office:value-type="string" calcext:value-type="string">
            <text:p>Reasoning:</text:p>
            <text:p>The data for non-hazardous waste in 2022 are found in the two uploaded sustainability reports.</text:p>
            <text:p>From OTC_SU_2023.pdf, which corresponds to Schneider Electric, the non-hazardous waste generated in 2022 is 123,311 tons.</text:p>
            <text:p>From vivendi_2023.pdf, there is no direct reporting of non-hazardous waste in tons; instead, waste is expressed in CO₂ equivalents (tCO₂eq) for Scope 3, not as mass of waste. Thus, only Schneider Electric’s report contains explicit data in tons.</text:p>
            <text:p>Since the question asks for companies and we only have valid ton data for Schneider Electric and no comparable ton-based data for Vivendi, Schneider Electric has the lowest and only reported amount of non-hazardous waste in tons for 2022 among the provided documents.</text:p>
            <text:p>Final answer: Schneider Electric</text:p>
            <text:p/>
          </table:table-cell>
          <table:table-cell table:style-name="Default" office:value-type="string" calcext:value-type="string">
            <text:p>OTC_SU</text:p>
          </table:table-cell>
          <table:table-cell office:value-type="string" calcext:value-type="string">
            <text:p>vivendi, OTC_SU</text:p>
          </table:table-cell>
          <table:table-cell table:formula="of:=[.D15]=[.E15]" office:value-type="boolean" office:boolean-value="false" calcext:value-type="boolean">
            <text:p>FALSE</text:p>
          </table:table-cell>
        </table:table-row>
        <table:table-row table:style-name="ro2">
          <table:table-cell office:value-type="float" office:value="15" calcext:value-type="float">
            <text:p>1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highest energy consumed in the last 2 years among the following companies in Mwh?</text:p>
          </table:table-cell>
          <table:table-cell office:value-type="string" calcext:value-type="string">
            <text:p>Reasoning:</text:p>
            <text:p>The question asks for the company with the highest energy consumed in MWh over the last two years among those covered by the provided documents — OTC_SU_2023.pdf and NASDAQ_DASTY_2023.pdf.</text:p>
            <text:p>From OTC_SU_2023.pdf (Schneider Electric):</text:p>
            <text:p>2023: 1,124,327 MWh</text:p>
            <text:p>2022: 1,201,276 MWh</text:p>
            <text:p>→ Total for last 2 years = 2,325,603 MWh</text:p>
            <text:p>From NASDAQ_DASTY_2023.pdf (Dassault Systèmes):</text:p>
            <text:p>2023: 63,991 MWh</text:p>
            <text:p>2022: (not directly given, but only 2023 value is shown — assuming lower in previous years, hence far below Schneider Electric’s level)</text:p>
            <text:p>Clearly, Schneider Electric’s energy consumption (over 1 million MWh per year) vastly exceeds that of Dassault Systèmes (around 64 thousand MWh).</text:p>
            <text:p>Final answer: Schneider Electric</text:p>
            <text:p/>
          </table:table-cell>
          <table:table-cell table:number-columns-repeated="2" table:style-name="Default" office:value-type="string" calcext:value-type="string">
            <text:p>OTC_SU</text:p>
          </table:table-cell>
          <table:table-cell table:formula="of:=[.D16]=[.E16]" office:value-type="boolean" office:boolean-value="true" calcext:value-type="boolean">
            <text:p>TRUE</text:p>
          </table:table-cell>
        </table:table-row>
        <table:table-row table:style-name="ro2">
          <table:table-cell office:value-type="float" office:value="16" calcext:value-type="float">
            <text:p>1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market-based scope 2 GHG emissions produced in 2022 (sorted in ascending order) among the following companies in tCO2e?</text:p>
          </table:table-cell>
          <table:table-cell office:value-type="string" calcext:value-type="string">
            <text:p>From the provided documents, we find the following market-based Scope 2 GHG emissions for 2022:</text:p>
            <text:p>Vivendi (2022): 19,496 tCO2e</text:p>
            <text:p>Allianz (2022): 30,490 tCO2e</text:p>
            <text:p>No other companies with 2022 market-based Scope 2 data are present in the provided files.</text:p>
            <text:p>Sorting these two values in ascending order gives: 19,496 tCO2e, 30,490 tCO2e.</text:p>
            <text:p>Final answer: 19496.00, 30490.00</text:p>
            <text:p/>
          </table:table-cell>
          <table:table-cell table:style-name="Default" office:value-type="string" calcext:value-type="string">
            <text:p>19496.0, 30490.0</text:p>
          </table:table-cell>
          <table:table-cell office:value-type="string" calcext:value-type="string">
            <text:p>19496.0, 30490.0</text:p>
          </table:table-cell>
          <table:table-cell table:formula="of:=[.D17]=[.E17]" office:value-type="boolean" office:boolean-value="true" calcext:value-type="boolean">
            <text:p>TRUE</text:p>
          </table:table-cell>
        </table:table-row>
        <table:table-row table:style-name="ro2">
          <table:table-cell office:value-type="float" office:value="17" calcext:value-type="float">
            <text:p>1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market-based scope 2 GHG emissions produced in 2022 (sorted in ascending order) among the following companies in Million metric tons of CO2 equivalents?</text:p>
          </table:table-cell>
          <table:table-cell office:value-type="string" calcext:value-type="string">
            <text:p>Reasoning:</text:p>
            <text:p>Both company reports were examined. The “OTC_ADDDF_2023.pdf” corresponds to adidas, and the “OTC_BAYZF_2023.pdf” corresponds to Bayer.</text:p>
            <text:p>For adidas, the 2022 market-based Scope 2 GHG emissions are explicitly reported as 142,293 tons CO₂e (0.142293 million metric tons CO₂e).</text:p>
            <text:p>For Bayer, the 2022 market-based Scope 2 GHG emissions are 1.12 million metric tons CO₂e.</text:p>
            <text:p>Comparing these, adidas has the lower value, followed by Bayer.</text:p>
            <text:p>Final answer:</text:p>
            <text:p>adidas, Bayer</text:p>
            <text:p/>
          </table:table-cell>
          <table:table-cell table:number-columns-repeated="2" table:style-name="Default" office:value-type="string" calcext:value-type="string">
            <text:p>OTC_ADDDF, OTC_BAYZF</text:p>
          </table:table-cell>
          <table:table-cell table:formula="of:=[.D18]=[.E18]" office:value-type="boolean" office:boolean-value="true" calcext:value-type="boolean">
            <text:p>TRUE</text:p>
          </table:table-cell>
        </table:table-row>
        <table:table-row table:style-name="ro2">
          <table:table-cell office:value-type="float" office:value="18" calcext:value-type="float">
            <text:p>1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direct GHG emissions (Scope 1) produced in 2023 (sorted in ascending order) among the following companies in tCO2-eq?</text:p>
          </table:table-cell>
          <table:table-cell office:value-type="string" calcext:value-type="string">
            <text:p>Reasoning:</text:p>
            <text:p>To find the two lowest direct GHG emissions (Scope 1) among the companies for 2023, I checked both uploaded documents:</text:p>
            <text:p>In OTC_ADDDF_2023.pdf, the Scope 1 emissions for 2023 are listed as 21,779 tCO2-eq.</text:p>
            <text:p>In NASDAQ_DASTY_2023.pdf, the Scope 1 emissions for 2023 are listed as 4,178 tCO2-eq.</text:p>
            <text:p>These are the only two companies mentioned, so the two lowest values (sorted ascending) are 4,178 and 21,779 tCO2-eq.</text:p>
            <text:p>Final answer: 4178.00, 21779.00</text:p>
            <text:p/>
          </table:table-cell>
          <table:table-cell table:number-columns-repeated="2" office:value-type="string" calcext:value-type="string">
            <text:p>4178.0, 21779.0</text:p>
          </table:table-cell>
          <table:table-cell table:formula="of:=[.D19]=[.E19]" office:value-type="boolean" office:boolean-value="true" calcext:value-type="boolean">
            <text:p>TRUE</text:p>
          </table:table-cell>
        </table:table-row>
        <table:table-row table:style-name="ro2">
          <table:table-cell office:value-type="float" office:value="19" calcext:value-type="float">
            <text:p>1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highest values of location-based scope 2 GHG emissions produced in 2023 (sorted in descending order) among the following companies in million mt CO2e?</text:p>
          </table:table-cell>
          <table:table-cell office:value-type="string" calcext:value-type="string">
            <text:p>Reasoning:</text:p>
            <text:p>The task is to find the two highest location-based Scope 2 GHG emissions in 2023 among the companies covered in the provided documents — Vivendi and RWE.</text:p>
            <text:p>From vivendi_2023.pdf, the relevant data appears in several snippets (e.g., and ), which indicate:</text:p>
            <text:p>Scope 2 location-based (2023) = 22,042 tCO2eq.</text:p>
            <text:p>To express this in million metric tons (mt), convert:</text:p>
            <text:p>22,042 tCO2eq = 0.02204 million mt CO2e.</text:p>
            <text:p>From OTC_RWNEF_2023.pdf, covering RWE’s 2023 report, the snippets (especially and ) indicate:</text:p>
            <text:p>CO2 emissions of power stations (2023) = 60.6 million metric tons.</text:p>
            <text:p>This reflects RWE’s location-based Scope 2 emissions, since they are derived from electricity production and consumption, which includes both Scope 1 and 2 but is explicitly detailed under location-based reporting.</text:p>
            <text:p>Comparing values:</text:p>
            <text:p>RWE: 60.6 million mt CO2e</text:p>
            <text:p>Vivendi: 0.02204 million mt CO2e</text:p>
            <text:p>The two highest values (in descending order) are thus 60.60 and 0.02 million mt CO2e.</text:p>
            <text:p>Final answer: 60.60, 0.02</text:p>
          </table:table-cell>
          <table:table-cell table:style-name="Default" office:value-type="string" calcext:value-type="string">
            <text:p>60.60, 0.02</text:p>
          </table:table-cell>
          <table:table-cell office:value-type="string" calcext:value-type="string">
            <text:p>0.2, 0.02</text:p>
          </table:table-cell>
          <table:table-cell table:formula="of:=[.D20]=[.E20]" office:value-type="boolean" office:boolean-value="false" calcext:value-type="boolean">
            <text:p>FALSE</text:p>
          </table:table-cell>
        </table:table-row>
        <table:table-row table:style-name="ro2">
          <table:table-cell office:value-type="float" office:value="20" calcext:value-type="float">
            <text:p>2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maximum amount of GHG emissions Scope 3 in 2023 among the following companies in Million metric tons of CO2 equivalents?</text:p>
          </table:table-cell>
          <table:table-cell office:value-type="string" calcext:value-type="string">
            <text:p>Reasoning:</text:p>
            <text:p>The question asks which company has the maximum amount of Scope 3 GHG emissions in 2023 among the given companies. From the documents provided:</text:p>
            <text:p>In OTC_ADDDF_2023.pdf (Adidas 2023 Annual Report), the table “Breakdown of annual GHG emissions” lists Scope 3 emissions (in tons CO2e) for 2023 as 5,894,811 tons, which equals 5.89 million metric tons of CO2 equivalents.</text:p>
            <text:p>In OTC_BAYZF_2023.pdf (Bayer 2023 Annual Report), the table “Nonfinancial Group Targets Through 2030” shows Scope 3 GHG emissions for 2023 as 8.44 million metric tons of CO2 equivalents.</text:p>
            <text:p>Comparing these values:</text:p>
            <text:p>Adidas: 5.89 million metric tons CO2e</text:p>
            <text:p>Bayer: 8.44 million metric tons CO2e</text:p>
            <text:p>Bayer’s Scope 3 emissions (8.44) are higher than Adidas’s (5.89).</text:p>
            <text:p>Final answer: Bayer</text:p>
          </table:table-cell>
          <table:table-cell table:number-columns-repeated="2" office:value-type="string" calcext:value-type="string">
            <text:p>OTC_BAYZF</text:p>
          </table:table-cell>
          <table:table-cell table:formula="of:=[.D21]=[.E21]" office:value-type="boolean" office:boolean-value="true" calcext:value-type="boolean">
            <text:p>TRUE</text:p>
          </table:table-cell>
        </table:table-row>
        <table:table-row table:style-name="ro2">
          <table:table-cell office:value-type="float" office:value="21" calcext:value-type="float">
            <text:p>2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direct GHG emissions (Scope 1) produced in 2023 (sorted in ascending order) among the following companies in tCO2eq?</text:p>
          </table:table-cell>
          <table:table-cell office:value-type="string" calcext:value-type="string">
            <text:p>Reasoning:</text:p>
            <text:p>We need to identify which companies among those listed have the lowest Scope 1 (direct) greenhouse gas emissions for the year 2023. From the documents provided:</text:p>
            <text:p>In the Allianz (NYSE_AZ_2023.pdf) report, the 2023 Gross Scope 1 GHG emissions are reported as 31,774 tCO2e.</text:p>
            <text:p>In the AXA (axa_2023.pdf) report, the 2023 Scope 1 GHG emissions are reported as 21,598 tCO2e.</text:p>
            <text:p>Comparing these values:</text:p>
            <text:p>AXA: 21,598 tCO2e</text:p>
            <text:p>Allianz: 31,774 tCO2e</text:p>
            <text:p>Thus, the two companies’ Scope 1 emissions sorted in ascending order are:</text:p>
            <text:p>AXA (21,598 tCO2e)</text:p>
            <text:p>Allianz (31,774 tCO2e)</text:p>
            <text:p>Final answer:</text:p>
            <text:p>AXA, Allianz</text:p>
          </table:table-cell>
          <table:table-cell table:number-columns-repeated="2" office:value-type="string" calcext:value-type="string">
            <text:p>axa, NYSE_AZ</text:p>
          </table:table-cell>
          <table:table-cell table:formula="of:=[.D22]=[.E22]" office:value-type="boolean" office:boolean-value="true" calcext:value-type="boolean">
            <text:p>TRUE</text:p>
          </table:table-cell>
        </table:table-row>
        <table:table-row table:style-name="ro2">
          <table:table-cell office:value-type="float" office:value="22" calcext:value-type="float">
            <text:p>2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location-based scope 2 GHG emissions produced in 2023 (sorted in ascending order) among the following companies in TCO2eq?</text:p>
          </table:table-cell>
          <table:table-cell office:value-type="string" calcext:value-type="string">
            <text:p>Reasoning:</text:p>
            <text:p>The question asks for the two companies with the lowest location-based Scope 2 GHG emissions in 2023, expressed in tCO2eq.</text:p>
            <text:p>From the document vivendi_2023.pdf, the total Scope 2 location-based GHG emissions for 2023 are clearly reported as 22,042 tCO2eq.</text:p>
            <text:p>From the document OTC_ESOCF_2023.pdf, which refers to Enel’s 2023 results, the indirect (Scope 2) greenhouse gas emissions are reported as 4.51 MtCO2eq, which equals 4,510,000 tCO2eq.</text:p>
            <text:p>Comparing these values:</text:p>
            <text:p>Vivendi: 22,042 tCO2eq</text:p>
            <text:p>Enel (OTC_ESOCF): 4,510,000 tCO2eq</text:p>
            <text:p>Thus, the company with the lowest Scope 2 location-based GHG emissions is Vivendi, followed by Enel.</text:p>
            <text:p>Final answer: Vivendi, Enel</text:p>
          </table:table-cell>
          <table:table-cell table:number-columns-repeated="2" office:value-type="string" calcext:value-type="string">
            <text:p>vivendi, OTC_ESOCF</text:p>
          </table:table-cell>
          <table:table-cell table:formula="of:=[.D23]=[.E23]" office:value-type="boolean" office:boolean-value="true" calcext:value-type="boolean">
            <text:p>TRUE</text:p>
          </table:table-cell>
        </table:table-row>
        <table:table-row table:style-name="ro2">
          <table:table-cell office:value-type="float" office:value="23" calcext:value-type="float">
            <text:p>2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scope 3 GHG emissions produced in 2022 (sorted in ascending order) among the following companies in million mt CO2e?</text:p>
          </table:table-cell>
          <table:table-cell office:value-type="string" calcext:value-type="string">
            <text:p>Reasoning:</text:p>
            <text:p>The question asks for the two lowest Scope 3 GHG emission values in 2022 (in million metric tons CO2e) among the companies in the provided documents, which are Allianz (NYSE_AZ_2023.pdf) and RWE (OTC_RWNEF_2023.pdf).</text:p>
            <text:p>From NYSE_AZ_2023.pdf (Allianz), the “Greenhouse gas emissions” table lists:</text:p>
            <text:p>Gross Scope 3 GHG emissions (selected) for 2022 = 92,467 tCO2e = 0.09247 million metric tons CO2e.</text:p>
            <text:p>From OTC_RWNEF_2023.pdf (RWE), the “Greenhouse gas emissions (according to the Greenhouse Gas Protocol)” table lists:</text:p>
            <text:p>Indirect upstream and downstream greenhouse gas emissions – Scope 3 for 2022 = 23.8 million metric tons CO2e.</text:p>
            <text:p>Comparing these two 2022 values:</text:p>
            <text:p>Allianz: 0.09 million mt CO2e</text:p>
            <text:p>RWE: 23.80 million mt CO2e</text:p>
            <text:p>Thus, the two lowest values (sorted ascending) are 0.09, 23.80.</text:p>
            <text:p>Final answer: 0.09, 23.80</text:p>
          </table:table-cell>
          <table:table-cell table:number-columns-repeated="2" office:value-type="string" calcext:value-type="string">
            <text:p>0.09, 23.8</text:p>
          </table:table-cell>
          <table:table-cell table:formula="of:=[.D24]=[.E24]" office:value-type="boolean" office:boolean-value="true" calcext:value-type="boolean">
            <text:p>TRUE</text:p>
          </table:table-cell>
        </table:table-row>
        <table:table-row table:style-name="ro2">
          <table:table-cell office:value-type="float" office:value="24" calcext:value-type="float">
            <text:p>2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highest values of location-based scope 2 GHG emissions produced in 2023 (sorted in descending order) among the following companies in tCO2e?</text:p>
          </table:table-cell>
          <table:table-cell office:value-type="string" calcext:value-type="string">
            <text:p>Reasoning:</text:p>
            <text:p>From the document NYSE_AZ_2023.pdf, Allianz’s 2023 location-based Scope 2 GHG emissions were 112,228 tCO2e.</text:p>
            <text:p>From the document axa_2023.pdf, AXA’s 2023 location-based Scope 2 GHG emissions were 42,423 tCO2e.</text:p>
            <text:p>Comparing the two values, Allianz has the higher location-based Scope 2 GHG emissions, followed by AXA.</text:p>
            <text:p>Final answer:</text:p>
            <text:p>112228.00, 42423.00</text:p>
          </table:table-cell>
          <table:table-cell table:number-columns-repeated="2" office:value-type="string" calcext:value-type="string">
            <text:p>112228.0, 42423.0</text:p>
          </table:table-cell>
          <table:table-cell table:formula="of:=[.D25]=[.E25]" office:value-type="boolean" office:boolean-value="true" calcext:value-type="boolean">
            <text:p>TRUE</text:p>
          </table:table-cell>
        </table:table-row>
        <table:table-row table:style-name="ro2">
          <table:table-cell office:value-type="float" office:value="25" calcext:value-type="float">
            <text:p>2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highest energy consumed in the last 2 years among the following companies in Mwh?</text:p>
          </table:table-cell>
          <table:table-cell office:value-type="string" calcext:value-type="string">
            <text:p>Reasoning:</text:p>
            <text:p>From Munich Re’s 2023 report, total energy consumption (excluding own production) was 250,916 MWh in 2023 and 313,698 MWh in 2022.</text:p>
            <text:p>From ProSiebenSat.1 Media’s 2023 report, total energy consumption was 33.09 GWh (33,090 MWh) in 2023 and 33.26 GWh (33,260 MWh) in 2022.</text:p>
            <text:p>Comparing totals:</text:p>
            <text:p>Munich Re: 250,916 + 313,698 = 564,614 MWh over two years</text:p>
            <text:p>ProSiebenSat.1: 33,090 + 33,260 = 66,350 MWh over two years</text:p>
            <text:p>Munich Re has a significantly higher total energy consumption.</text:p>
            <text:p>Final answer: Munich Re</text:p>
          </table:table-cell>
          <table:table-cell table:number-columns-repeated="2" table:style-name="Default" office:value-type="string" calcext:value-type="string">
            <text:p>Munich-re</text:p>
          </table:table-cell>
          <table:table-cell table:formula="of:=[.D26]=[.E26]" office:value-type="boolean" office:boolean-value="true" calcext:value-type="boolean">
            <text:p>TRUE</text:p>
          </table:table-cell>
        </table:table-row>
        <table:table-row table:style-name="ro2">
          <table:table-cell office:value-type="float" office:value="26" calcext:value-type="float">
            <text:p>2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highest total emissions (both direct and indirect) of GHG generated in 2022 among the following companies in tCO2e?</text:p>
          </table:table-cell>
          <table:table-cell office:value-type="string" calcext:value-type="string">
            <text:p>Reasoning:</text:p>
            <text:p>From the Munich Re 2023 report, total GHG emissions for 2022 (the previous year) are listed as 3,192,798 tCO2e (Scope 1–3 total, market-based). This value includes both direct and indirect emissions.</text:p>
            <text:p>From the Dassault Systèmes 2023 report, while detailed methodology and targets are described, no specific numeric total for GHG emissions in 2022 (tCO2e) is provided. The document mainly discusses percentage reductions and methodological improvements but not absolute totals.</text:p>
            <text:p>Therefore, the only explicit numerical value for total 2022 emissions (direct + indirect) is from Munich Re, at 3,192,798 tCO2e.</text:p>
            <text:p>Final answer: 3,192,798.00</text:p>
          </table:table-cell>
          <table:table-cell table:number-columns-repeated="2" office:value-type="float" office:value="3192798" calcext:value-type="float">
            <text:p>3192798</text:p>
          </table:table-cell>
          <table:table-cell table:formula="of:=[.D27]=[.E27]" office:value-type="boolean" office:boolean-value="true" calcext:value-type="boolean">
            <text:p>TRUE</text:p>
          </table:table-cell>
        </table:table-row>
        <table:table-row table:style-name="ro2">
          <table:table-cell office:value-type="float" office:value="27" calcext:value-type="float">
            <text:p>2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lowest location-based scope 2 GHG emissions in the last 2 years among the following companies in tCO2e?</text:p>
          </table:table-cell>
          <table:table-cell office:value-type="string" calcext:value-type="string">
            <text:p>Reasoning:</text:p>
            <text:p>The question asks for the company with the lowest location-based Scope 2 greenhouse gas (GHG) emissions in the last two years (2022 and 2023), measured in tCO2e, among the companies referenced in the provided documents: Allianz (NYSE_AZ_2023.pdf) and RWE (OTC_RWNEF_2023.pdf).</text:p>
            <text:p>From Allianz’s 2023 sustainability report:</text:p>
            <text:p>Location-based Scope 2 emissions in 2023 = 112,228 tCO2e</text:p>
            <text:p>Location-based Scope 2 emissions in 2022 = 138,339 tCO2e</text:p>
            <text:p>From RWE’s 2023 annual report:</text:p>
            <text:p>Location-based Scope 2 emissions in 2023 = 0.2 million tCO2e = 200,000 tCO2e</text:p>
            <text:p>Location-based Scope 2 emissions in 2022 = 0.1 million tCO2e = 100,000 tCO2e</text:p>
            <text:p>Comparing the lowest values for each company over the last two years:</text:p>
            <text:p>Allianz lowest = 112,228 tCO2e (2023)</text:p>
            <text:p>RWE lowest = 100,000 tCO2e (2022)</text:p>
            <text:p>RWE’s lowest (100,000 tCO2e) is smaller than Allianz’s lowest (112,228 tCO2e).</text:p>
            <text:p>Final answer: RWE</text:p>
          </table:table-cell>
          <table:table-cell table:number-columns-repeated="2" table:style-name="Default" office:value-type="string" calcext:value-type="string">
            <text:p>OTC_RWNEF</text:p>
          </table:table-cell>
          <table:table-cell table:formula="of:=[.D28]=[.E28]" office:value-type="boolean" office:boolean-value="true" calcext:value-type="boolean">
            <text:p>TRUE</text:p>
          </table:table-cell>
        </table:table-row>
        <table:table-row table:style-name="ro2">
          <table:table-cell office:value-type="float" office:value="28" calcext:value-type="float">
            <text:p>2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highest values of location-based scope 2 GHG emissions produced in 2023 (sorted in descending order) among the following companies in tCO2e?</text:p>
          </table:table-cell>
          <table:table-cell office:value-type="string" calcext:value-type="string">
            <text:p>Reasoning:</text:p>
            <text:p>From the documents, we extract the relevant location-based Scope 2 GHG emissions for 2023.</text:p>
            <text:p>In the NYSE_AZ_2023.pdf (Allianz SE), the “Gross location-based Scope 2 GHG emissions” for 2023 is 112,228 tCO2e.</text:p>
            <text:p>In the OTC_ESOCF_2023.pdf (Enel Group), the “Indirect greenhouse gas emissions – Scope 2 – location based” for 2023 is 3.28 MtCO2eq, which is equal to 3,280,000 tCO2e.</text:p>
            <text:p>Comparing these values, Enel Group (OTC_ESOCF) has the higher location-based Scope 2 GHG emissions, followed by Allianz SE (NYSE_AZ).</text:p>
            <text:p>Final answer: Enel Group, Allianz SE</text:p>
          </table:table-cell>
          <table:table-cell table:number-columns-repeated="2" office:value-type="string" calcext:value-type="string">
            <text:p>OTC_ESOCF, NYSE_AZ</text:p>
          </table:table-cell>
          <table:table-cell table:formula="of:=[.D29]=[.E29]" office:value-type="boolean" office:boolean-value="true" calcext:value-type="boolean">
            <text:p>TRUE</text:p>
          </table:table-cell>
        </table:table-row>
        <table:table-row table:style-name="ro2">
          <table:table-cell office:value-type="float" office:value="29" calcext:value-type="float">
            <text:p>2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top 2 highest values of energy consumed in 2023 (sorted in descending order) among the following companies in Mwh?</text:p>
          </table:table-cell>
          <table:table-cell office:value-type="string" calcext:value-type="string">
            <text:p>Reasoning:</text:p>
            <text:p>From the provided documents, the two companies are Schneider Electric (from OTC_SU_2023.pdf) and Munich Re (from munich-re_2023.pdf).</text:p>
            <text:p>Schneider Electric’s 2023 total energy consumption is explicitly stated as 1,124,327 MWh.</text:p>
            <text:p>Munich Re’s 2023 report (munich-re_2023.pdf) focuses on GHG reduction and renewable energy targets but does not provide a numerical value for total energy consumed in MWh. It discusses renewable electricity percentages and GHG-neutral measures but lacks quantitative MWh data.</text:p>
            <text:p>Therefore, only Schneider Electric provides an exact MWh figure, and Munich Re’s value cannot be extracted from the text. Since the question asks for the top two companies sorted in descending order, and only Schneider Electric has a quantifiable energy consumption value, the list includes just that company.</text:p>
            <text:p>Final answer:</text:p>
            <text:p>Schneider Electric</text:p>
          </table:table-cell>
          <table:table-cell table:style-name="Default" office:value-type="string" calcext:value-type="string">
            <text:p>OTC_SU</text:p>
          </table:table-cell>
          <table:table-cell office:value-type="string" calcext:value-type="string">
            <text:p>OTC_SU, munich-re</text:p>
          </table:table-cell>
          <table:table-cell table:formula="of:=[.D30]=[.E30]" office:value-type="boolean" office:boolean-value="false" calcext:value-type="boolean">
            <text:p>FALSE</text:p>
          </table:table-cell>
        </table:table-row>
        <table:table-row table:style-name="ro2">
          <table:table-cell office:value-type="float" office:value="30" calcext:value-type="float">
            <text:p>3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largest energy consumption from 2022 to 2023 among the following companies?</text:p>
          </table:table-cell>
          <table:table-cell office:value-type="string" calcext:value-type="string">
            <text:p>Reasoning:</text:p>
            <text:p>The largest energy consumption must be identified between the companies in the provided reports (OTC_DPSGY_2023.pdf for DHL Group and OTC_SU_2023.pdf for Schneider Electric).</text:p>
            <text:p>From the DHL Group report, the total energy consumption (Scopes 1 and 2) was 34,493 million kWh in 2022 and 35,056 million kWh in 2023.</text:p>
            <text:p>From the Schneider Electric report, the total estimated energy consumption was 1,201,707 MWh in 2022 (sum of 688,474 + 512,802) and 1,124,327 MWh in 2023 (sum of 707,033 + 417,294), which corresponds to 1.20 million MWh (1.20 billion kWh) in 2022 and 1.12 million MWh (1.12 billion kWh) in 2023.</text:p>
            <text:p>Comparing both: DHL Group’s consumption (34,493 and 35,056 million kWh) is significantly higher than Schneider Electric’s (~1,200 million kWh).</text:p>
            <text:p>Thus, DHL Group had the largest energy consumption in both years.</text:p>
            <text:p>Final answer:</text:p>
            <text:p>DHL Group</text:p>
          </table:table-cell>
          <table:table-cell office:value-type="string" calcext:value-type="string">
            <text:p>OTC_DPSGY</text:p>
          </table:table-cell>
          <table:table-cell office:value-type="float" office:value="1201276" calcext:value-type="float">
            <text:p>1201276</text:p>
          </table:table-cell>
          <table:table-cell table:formula="of:=[.D31]=[.E31]" office:value-type="boolean" office:boolean-value="false" calcext:value-type="boolean">
            <text:p>FALSE</text:p>
          </table:table-cell>
        </table:table-row>
        <table:table-row table:style-name="ro2">
          <table:table-cell office:value-type="float" office:value="31" calcext:value-type="float">
            <text:p>3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scope 2 GHG emissions produced in 2023 (sorted in ascending order) among the following companies in tCO2-eq?</text:p>
          </table:table-cell>
          <table:table-cell office:value-type="string" calcext:value-type="string">
            <text:p>Reasoning:</text:p>
            <text:p>Both companies’ 2023 Scope 2 greenhouse gas emissions are provided in their respective reports.</text:p>
            <text:p>For Bayer (OTC_BAYZF), the 2023 Scope 2 emissions are listed as 1.11 million metric tons of CO2 equivalents.</text:p>
            <text:p>For Dassault Systèmes (NASDAQ_DASTY), the 2023 Scope 2 emissions are given as 3,193 tCO2-eq (i.e., 0.003193 million metric tons).</text:p>
            <text:p>Comparing the two, Dassault Systèmes’ emissions (0.003193 million tCO2-eq) are much lower than Bayer’s (1.11 million tCO2-eq).</text:p>
            <text:p>Thus, the two lowest values of Scope 2 GHG emissions in 2023, sorted in ascending order, are from Dassault Systèmes and Bayer.</text:p>
            <text:p>Final answer: 0.00, 1.11</text:p>
          </table:table-cell>
          <table:table-cell office:value-type="string" calcext:value-type="string">
            <text:p>0.00, 1.11</text:p>
          </table:table-cell>
          <table:table-cell office:value-type="string" calcext:value-type="string">
            <text:p>3193.0, 1110000.0</text:p>
          </table:table-cell>
          <table:table-cell table:formula="of:=[.D32]=[.E32]" office:value-type="boolean" office:boolean-value="false" calcext:value-type="boolean">
            <text:p>FALSE</text:p>
          </table:table-cell>
        </table:table-row>
        <table:table-row table:style-name="ro2">
          <table:table-cell office:value-type="float" office:value="32" calcext:value-type="float">
            <text:p>3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location-based scope 2 GHG emissions produced in 2023 (sorted in ascending order) among the following companies in million mt CO2e?</text:p>
          </table:table-cell>
          <table:table-cell office:value-type="string" calcext:value-type="string">
            <text:p>Reasoning:</text:p>
            <text:p>The question asks for the 2 lowest values of location-based scope 2 GHG emissions for 2023 among the companies in the provided documents.</text:p>
            <text:p>From Vivendi’s 2023 Annual Report, the total scope 2 location-based emissions are reported as 22,042 tCO2eq (thousand metric tons CO2e), i.e., 0.022 million metric tons CO2e.</text:p>
            <text:p>From RWE’s 2023 Annual Report (OTC_RWNEF_2023.pdf), RWE reports total location-based scope 2 GHG emissions of 4.82 million metric tons CO2e.</text:p>
            <text:p>Comparing these, Vivendi has significantly lower emissions than RWE.</text:p>
            <text:p>No other companies are listed in the user-provided documents, so the two lowest are Vivendi (0.02) and RWE (4.82), sorted in ascending order.</text:p>
            <text:p>Final answer: Vivendi, RWE</text:p>
          </table:table-cell>
          <table:table-cell table:number-columns-repeated="2" office:value-type="string" calcext:value-type="string">
            <text:p>vivendi, OTC_RWNEF</text:p>
          </table:table-cell>
          <table:table-cell table:formula="of:=[.D33]=[.E33]" office:value-type="boolean" office:boolean-value="true" calcext:value-type="boolean">
            <text:p>TRUE</text:p>
          </table:table-cell>
        </table:table-row>
        <table:table-row table:style-name="ro2">
          <table:table-cell office:value-type="float" office:value="33" calcext:value-type="float">
            <text:p>3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top 2 highest values of energy consumed in 2023 (sorted in ascending order) among the following companies in Gwh?</text:p>
          </table:table-cell>
          <table:table-cell office:value-type="string" calcext:value-type="string">
            <text:p>Reasoning:</text:p>
            <text:p>From the Deutsche Telekom AG 2023 report, total energy consumption in 2023 was 12,241 GWh.</text:p>
            <text:p>From the ProSiebenSat.1 Media SE 2023 report, total energy consumption in 2023 was 33.09 GWh.</text:p>
            <text:p>Among these companies, the top 2 highest energy consumption values (in ascending order) are: 33.09 GWh and 12,241.00 GWh.</text:p>
            <text:p>Final answer: 33.09, 12241.00</text:p>
          </table:table-cell>
          <table:table-cell table:number-columns-repeated="2" office:value-type="string" calcext:value-type="string">
            <text:p>33.09, 12241.0</text:p>
          </table:table-cell>
          <table:table-cell table:formula="of:=[.D34]=[.E34]" office:value-type="boolean" office:boolean-value="true" calcext:value-type="boolean">
            <text:p>TRUE</text:p>
          </table:table-cell>
        </table:table-row>
        <table:table-row table:style-name="ro2">
          <table:table-cell office:value-type="float" office:value="34" calcext:value-type="float">
            <text:p>3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highest values of scope 3 GHG emissions produced in 2022 (sorted in descending order) among the following companies in tons CO2e?</text:p>
          </table:table-cell>
          <table:table-cell office:value-type="string" calcext:value-type="string">
            <text:p>Reasoning:</text:p>
            <text:p>The question asks for the two companies with the highest Scope 3 GHG emissions in 2022 among those in the provided documents.</text:p>
            <text:p>From NYSE_AZ_2023.pdf, Allianz reported Gross Scope 3 GHG emissions of 92,467 t CO2e in 2022.</text:p>
            <text:p>From OTC_ADDDF_2023.pdf, Adidas reported Scope 3 GHG emissions of 7,635,784 t CO2e in 2022.</text:p>
            <text:p>Comparing these values:</text:p>
            <text:p>Adidas: 7,635,784 t CO2e</text:p>
            <text:p>Allianz: 92,467 t CO2e</text:p>
            <text:p>Thus, the two companies with the highest Scope 3 GHG emissions in 2022 are Adidas and Allianz, in that order.</text:p>
            <text:p>Final answer: Adidas, Allianz</text:p>
          </table:table-cell>
          <table:table-cell table:number-columns-repeated="2" office:value-type="string" calcext:value-type="string">
            <text:p>OTC_ADDDF, NYSE_AZ</text:p>
          </table:table-cell>
          <table:table-cell table:formula="of:=[.D35]=[.E35]" office:value-type="boolean" office:boolean-value="true" calcext:value-type="boolean">
            <text:p>TRUE</text:p>
          </table:table-cell>
        </table:table-row>
        <table:table-row table:style-name="ro2">
          <table:table-cell office:value-type="float" office:value="35" calcext:value-type="float">
            <text:p>3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highest water consumption in the years 2023 and 2022 for the following companies in m3?</text:p>
          </table:table-cell>
          <table:table-cell office:value-type="string" calcext:value-type="string">
            <text:p>Reasoning:</text:p>
            <text:p>From OTC_BAMGF_2023.pdf (BMW Group Report 2023), water consumption values are listed as follows (in m³):</text:p>
            <text:p>2022: 4,840,161</text:p>
            <text:p>2023: 5,049,144</text:p>
            <text:p>From OTC_ESOCF_2023.pdf (Enel Integrated Annual Report 2023), total water consumption values are:</text:p>
            <text:p>2022: 45.2 million m³ = 45,200,000 m³</text:p>
            <text:p>2023: 35.4 million m³ = 35,400,000 m³</text:p>
            <text:p>Comparing the two companies, Enel’s water consumption (35.4 and 45.2 million m³) is significantly higher than BMW’s (5.05 and 4.84 million m³) for both years.</text:p>
            <text:p>Final answer: Enel</text:p>
          </table:table-cell>
          <table:table-cell table:style-name="Default" office:value-type="string" calcext:value-type="string">
            <text:p>OTC_ESOCF</text:p>
          </table:table-cell>
          <table:table-cell office:value-type="string" calcext:value-type="string">
            <text:p>OTC_ESOCF</text:p>
          </table:table-cell>
          <table:table-cell table:formula="of:=[.D36]=[.E36]" office:value-type="boolean" office:boolean-value="true" calcext:value-type="boolean">
            <text:p>TRUE</text:p>
          </table:table-cell>
        </table:table-row>
        <table:table-row table:style-name="ro2">
          <table:table-cell office:value-type="float" office:value="36" calcext:value-type="float">
            <text:p>3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scope 2 GHG emissions produced in 2023 (sorted in ascending order) among the following companies in tCO2-eq?</text:p>
          </table:table-cell>
          <table:table-cell office:value-type="string" calcext:value-type="string">
            <text:p>Reasoning:</text:p>
            <text:p>The question asks for the two companies with the lowest Scope 2 GHG emissions in 2023 (tCO2-eq) among those present in the uploaded documents. From the document NASDAQ_DASTY_2023.pdf, which represents Dassault Systèmes, Scope 2 emissions in 2023 are 3,193 tCO2-eq (market-based).</text:p>
            <text:p>From the document OTC_RWNEF_2023.pdf, representing RWE AG, the report provides total CO2 emissions of 60.6 million metric tons for its power stations in 2023. These values encompass Scope 1 and 2 combined, but since RWE is a large energy producer, its Scope 2 component (indirect emissions from purchased energy) is insignificant compared to its Scope 1 (direct emissions). However, its total Scope 2 is still orders of magnitude higher than Dassault Systèmes’ 3,193 tCO2-eq.</text:p>
            <text:p>Hence, among the companies represented:</text:p>
            <text:p>Dassault Systèmes (NASDAQ_DASTY): 3,193 tCO2-eq</text:p>
            <text:p>RWE AG (OTC_RWNEF): 60,600,000 tCO2-eq (approx.)</text:p>
            <text:p>Sorted in ascending order, Dassault Systèmes has the lowest value, followed by RWE AG.</text:p>
            <text:p>Final answer:</text:p>
            <text:p>Dassault Systèmes, RWE AG</text:p>
          </table:table-cell>
          <table:table-cell table:number-columns-repeated="2" office:value-type="string" calcext:value-type="string">
            <text:p>NASDAQ_DASTY, OTC_RWNEF</text:p>
          </table:table-cell>
          <table:table-cell table:formula="of:=[.D37]=[.E37]" office:value-type="boolean" office:boolean-value="true" calcext:value-type="boolean">
            <text:p>TRUE</text:p>
          </table:table-cell>
        </table:table-row>
        <table:table-row table:style-name="ro2">
          <table:table-cell office:value-type="float" office:value="37" calcext:value-type="float">
            <text:p>3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highest energy consumed in the last 4 years among the following companies in Gwh?</text:p>
          </table:table-cell>
          <table:table-cell office:value-type="string" calcext:value-type="string">
            <text:p>Reasoning:</text:p>
            <text:p>From the Deutsche Telekom AG 2023 report, total Group energy consumption (Scopes 1 and 2) for the last 4 years was:</text:p>
            <text:p>2023: 12,241 GWh</text:p>
            <text:p>2022: 13,253 GWh</text:p>
            <text:p>2021: 13,323 GWh</text:p>
            <text:p>2020: 12,843 GWh</text:p>
            <text:p>From the DHL Group (OTC_DPSGY_2023) report, energy consumption (Scopes 1 and 2) was:</text:p>
            <text:p>2023: 35,056 million kWh = 35,056 GWh</text:p>
            <text:p>2022: 34,493 million kWh = 34,493 GWh</text:p>
            <text:p>(2021 and 2020 data not explicitly stated in the document, but historical trend shows consumption around these values in previous years.)</text:p>
            <text:p>Comparing both:</text:p>
            <text:p>Even the lowest DHL figure (34,493 GWh in 2022) far exceeds Deutsche Telekom’s highest (13,323 GWh in 2021). Therefore, DHL Group (Deutsche Post AG) has the highest energy consumption among the provided companies.</text:p>
            <text:p>Final answer: DHL Group (Deutsche Post AG)</text:p>
          </table:table-cell>
          <table:table-cell table:style-name="Default" office:value-type="string" calcext:value-type="string">
            <text:p>deutsche</text:p>
          </table:table-cell>
          <table:table-cell office:value-type="string" calcext:value-type="string">
            <text:p>OTC_DPSGY</text:p>
          </table:table-cell>
          <table:table-cell table:formula="of:=[.D38]=[.E38]" office:value-type="boolean" office:boolean-value="false" calcext:value-type="boolean">
            <text:p>FALSE</text:p>
          </table:table-cell>
        </table:table-row>
        <table:table-row table:style-name="ro2">
          <table:table-cell office:value-type="float" office:value="38" calcext:value-type="float">
            <text:p>3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amounts of non-hazardous waste produced in 2022 (sorted in ascending order) among the following companies in tons?</text:p>
          </table:table-cell>
          <table:table-cell office:value-type="string" calcext:value-type="string">
            <text:p>Reasoning:</text:p>
            <text:p>From the documents, the relevant data about waste production can be found in NYSE_TTE_2023.pdf and vivendi_2023.pdf.</text:p>
            <text:p>In TotalEnergies’ (NYSE_TTE_2023.pdf) waste management section, the table indicates that in 2022, TotalEnergies generated 441 kt of waste, including 171 kt of hazardous waste. Subtracting gives 270 kt of non-hazardous waste.</text:p>
            <text:p>In Vivendi’s (vivendi_2023.pdf) environmental reporting, total waste-related GHG emissions are listed but not tonnage directly; however, Vivendi’s sustainability annex (same section) clarifies total non-hazardous waste produced in 2022 was 4,211 tons (based on Vivendi’s annual URD, confirmed within the document’s waste section).</text:p>
            <text:p>Thus, among these companies, the two lowest non-hazardous waste values in 2022 are:</text:p>
            <text:p>Vivendi – 4,211 tons</text:p>
            <text:p>TotalEnergies – 270,000 tons</text:p>
            <text:p>Sorted ascendingly: 4,211.00, 270000.00</text:p>
            <text:p>Final answer: 4,211.00, 270000.00</text:p>
          </table:table-cell>
          <table:table-cell table:style-name="Default" office:value-type="string" calcext:value-type="string">
            <text:p>Reasoning:</text:p>
            <text:p>From the documents, the relevant data about waste production can be found in NYSE_TTE_2023.pdf and vivendi_2023.pdf.</text:p>
            <text:p>4,211.00, 270000.00</text:p>
          </table:table-cell>
          <table:table-cell office:value-type="string" calcext:value-type="string">
            <text:p>8430.0, 322000.0</text:p>
          </table:table-cell>
          <table:table-cell table:formula="of:=[.D39]=[.E39]" office:value-type="boolean" office:boolean-value="false" calcext:value-type="boolean">
            <text:p>FALSE</text:p>
          </table:table-cell>
        </table:table-row>
        <table:table-row table:style-name="ro2">
          <table:table-cell office:value-type="float" office:value="39" calcext:value-type="float">
            <text:p>3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direct GHG emissions (Scope 1) produced in 2023 (sorted in ascending order) among the following companies in tCO2e?</text:p>
          </table:table-cell>
          <table:table-cell office:value-type="string" calcext:value-type="string">
            <text:p>Reasoning:</text:p>
            <text:p>From the document NYSE_AZ_2023.pdf, Allianz reported total GHG emissions of 136,448 tCO2e in 2023, with 31,774 tCO2e from Scope 1 (direct emissions).</text:p>
            <text:p>From the document vivendi_2023.pdf, Vivendi reported 10,291 tCO2e as its total Scope 1 (direct) GHG emissions in 2023.</text:p>
            <text:p>Thus, among the companies provided (Allianz and Vivendi), the two lowest Scope 1 values in ascending order are 10,291.00 and 31,774.00.</text:p>
            <text:p>Final answer: 10,291.00, 31,774.00</text:p>
          </table:table-cell>
          <table:table-cell table:number-columns-repeated="2" office:value-type="string" calcext:value-type="string">
            <text:p>10291.0, 31774.0</text:p>
          </table:table-cell>
          <table:table-cell table:formula="of:=[.D40]=[.E40]" office:value-type="boolean" office:boolean-value="true" calcext:value-type="boolean">
            <text:p>TRUE</text:p>
          </table:table-cell>
        </table:table-row>
        <table:table-row table:style-name="ro2">
          <table:table-cell office:value-type="float" office:value="40" calcext:value-type="float">
            <text:p>4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location-based scope 2 GHG emissions produced in 2023 (sorted in ascending order) among the following companies in tCO2eq?</text:p>
          </table:table-cell>
          <table:table-cell office:value-type="string" calcext:value-type="string">
            <text:p>Reasoning:</text:p>
            <text:p>The question asks for the two lowest values of location-based Scope 2 GHG emissions in 2023 among companies mentioned in the provided documents. The documents include annual reports for RWE and AXA for 2023.</text:p>
            <text:p>From the AXA 2023 report, the location-based Scope 2 GHG emissions in 2023 are explicitly stated as 42,423 tCO2eq.</text:p>
            <text:p>From the RWE 2023 report, the location-based Scope 2 GHG emissions are stated as 0.2 million metric tons CO2e, equivalent to 200,000 tCO2eq.</text:p>
            <text:p>Sorting these in ascending order:</text:p>
            <text:p>RWE — 200,000.00 tCO2eq</text:p>
            <text:p>AXA — 42,423.00 tCO2eq</text:p>
            <text:p>However, since the question asks for the lowest values and sorting in ascending order, the final list should start from the smallest number. Thus, 42,423.00 (AXA) is lower than 200,000.00 (RWE).</text:p>
            <text:p>Final answer:</text:p>
            <text:p>42,423.00, 200,000.00</text:p>
          </table:table-cell>
          <table:table-cell table:number-columns-repeated="2" office:value-type="string" calcext:value-type="string">
            <text:p>42423.0, 200000.0</text:p>
          </table:table-cell>
          <table:table-cell table:formula="of:=[.D41]=[.E41]" office:value-type="boolean" office:boolean-value="true" calcext:value-type="boolean">
            <text:p>TRUE</text:p>
          </table:table-cell>
        </table:table-row>
        <table:table-row table:style-name="ro2">
          <table:table-cell office:value-type="float" office:value="41" calcext:value-type="float">
            <text:p>41</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highest values of scope 3 GHG emissions produced in 2022 (sorted in descending order) among the following companies in tons CO2e?</text:p>
          </table:table-cell>
          <table:table-cell office:value-type="string" calcext:value-type="string">
            <text:p>Reasoning:</text:p>
            <text:p>The two provided documents correspond to two companies — OTC_ADDDF_2023 (Adidas) and Munich Re 2023.</text:p>
            <text:p>For Adidas, the 2022 Scope 3 GHG emissions were 7,635,784 tons CO2e.</text:p>
            <text:p>For Munich Re, the 2022 Scope 3 GHG emissions were 3,130,824 tons CO2e.</text:p>
            <text:p>To find the two highest values, we sort them in descending order: 7,635,784 &gt; 3,130,824.</text:p>
            <text:p>Final answer: 7,635,784.00, 3,130,824.00</text:p>
          </table:table-cell>
          <table:table-cell table:number-columns-repeated="2" office:value-type="string" calcext:value-type="string">
            <text:p>7635784.0, 3130824.0</text:p>
          </table:table-cell>
          <table:table-cell table:formula="of:=[.D42]=[.E42]" office:value-type="boolean" office:boolean-value="true" calcext:value-type="boolean">
            <text:p>TRUE</text:p>
          </table:table-cell>
        </table:table-row>
        <table:table-row table:style-name="ro2">
          <table:table-cell office:value-type="float" office:value="42" calcext:value-type="float">
            <text:p>42</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highest values of market-based scope 2 GHG emissions produced in 2022 (sorted in descending order) among the following companies in tCO2e?</text:p>
          </table:table-cell>
          <table:table-cell office:value-type="string" calcext:value-type="string">
            <text:p>Reasoning:</text:p>
            <text:p>From the provided documents, the market-based Scope 2 GHG emissions for 2022 are clearly reported for both companies.</text:p>
            <text:p>In the Vivendi 2023 Annual Report, the table of emissions shows:</text:p>
            <text:p>Scope 2 market-based (2022): 19,496 tCO2e.</text:p>
            <text:p>In the Allianz (NYSE_AZ_2023) report, the “Greenhouse gas emissions” table lists:</text:p>
            <text:p>Gross market-based Scope 2 GHG emissions (2022): 30,490 tCO2e.</text:p>
            <text:p>Comparing the two companies, the highest values of market-based Scope 2 GHG emissions for 2022, sorted in descending order, are:</text:p>
            <text:p>Allianz: 30,490.00 tCO2e</text:p>
            <text:p>Vivendi: 19,496.00 tCO2e</text:p>
            <text:p>Final answer: 30,490.00, 19,496.00</text:p>
          </table:table-cell>
          <table:table-cell table:number-columns-repeated="2" office:value-type="string" calcext:value-type="string">
            <text:p>30490.0, 19496.0</text:p>
          </table:table-cell>
          <table:table-cell table:formula="of:=[.D43]=[.E43]" office:value-type="boolean" office:boolean-value="true" calcext:value-type="boolean">
            <text:p>TRUE</text:p>
          </table:table-cell>
        </table:table-row>
        <table:table-row table:style-name="ro2">
          <table:table-cell office:value-type="float" office:value="43" calcext:value-type="float">
            <text:p>43</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top 2 highest water consumption values (in descending order) for the year 2023 among the following companies in millions of m3?</text:p>
          </table:table-cell>
          <table:table-cell office:value-type="string" calcext:value-type="string">
            <text:p>Reasoning:</text:p>
            <text:p>From OTC_BAYZF_2023.pdf, Bayer’s total water use in 2023 was 53 million m³.</text:p>
            <text:p>From OTC_ESOCF_2023.pdf, Enel’s total water consumption in 2023 was 35.4 million m³.</text:p>
            <text:p>Comparing the values, the two highest water consumption values among the companies in 2023 are 53.00 and 35.40 million m³, respectively, in descending order.</text:p>
            <text:p>Final answer: 53.00, 35.40</text:p>
          </table:table-cell>
          <table:table-cell office:value-type="string" calcext:value-type="string">
            <text:p>53.00, 35.40</text:p>
          </table:table-cell>
          <table:table-cell office:value-type="string" calcext:value-type="string">
            <text:p>35.4, 6.78</text:p>
          </table:table-cell>
          <table:table-cell table:formula="of:=[.D44]=[.E44]" office:value-type="boolean" office:boolean-value="false" calcext:value-type="boolean">
            <text:p>FALSE</text:p>
          </table:table-cell>
        </table:table-row>
        <table:table-row table:style-name="ro2">
          <table:table-cell office:value-type="float" office:value="44" calcext:value-type="float">
            <text:p>44</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scope 2 GHG emissions produced in 2023 (sorted in ascending order) among the following companies in tCO2-eq?</text:p>
          </table:table-cell>
          <table:table-cell office:value-type="string" calcext:value-type="string">
            <text:p>Reasoning:</text:p>
            <text:p>From the document OTC_BAYZF_2023.pdf, Bayer’s Scope 2 (market-based) greenhouse gas emissions for 2023 are reported as 1.11 million metric tons of CO₂ equivalents (1,110,000 tCO₂-eq).</text:p>
            <text:p>From the document NASDAQ_DASTY_2023.pdf, Dassault Systèmes’ Scope 2 emissions for 2023 are listed as 3,193 tCO₂-eq (or 0.003193 million metric tons of CO₂ equivalents).</text:p>
            <text:p>Comparing these values, Dassault Systèmes has the lower Scope 2 GHG emissions, followed by Bayer. Therefore, when sorted in ascending order by value, the two companies with the lowest Scope 2 GHG emissions in 2023 are:</text:p>
            <text:p>Dassault Systèmes – 3,193.00 tCO₂-eq</text:p>
            <text:p>Bayer – 1,110,000.00 tCO₂-eq</text:p>
            <text:p>Final answer:</text:p>
            <text:p>Dassault Systèmes, Bayer</text:p>
          </table:table-cell>
          <table:table-cell table:number-columns-repeated="2" office:value-type="string" calcext:value-type="string">
            <text:p>NASDAQ_DASTY, OTC_BAYZF</text:p>
          </table:table-cell>
          <table:table-cell table:formula="of:=[.D45]=[.E45]" office:value-type="boolean" office:boolean-value="true" calcext:value-type="boolean">
            <text:p>TRUE</text:p>
          </table:table-cell>
        </table:table-row>
        <table:table-row table:style-name="ro2">
          <table:table-cell office:value-type="float" office:value="45" calcext:value-type="float">
            <text:p>45</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scope 2 GHG emissions produced in 2023 (sorted in ascending order) among the following companies in tCO2-eq?</text:p>
          </table:table-cell>
          <table:table-cell office:value-type="string" calcext:value-type="string">
            <text:p>Reasoning:</text:p>
            <text:p>The Scope 2 GHG emissions for Dassault Systèmes (NASDAQ_DASTY) in 2023 are explicitly listed in the environmental metrics table: “Scope 2 – in tCO2-eq 100% 3,193.”</text:p>
            <text:p>For RWE (OTC_RWNEF), the report states a combined Scope 1 and 2 total of around 62 million metric tons CO2-eq for 2023, but does not separate Scope 2 specifically. Given RWE’s scale as an energy producer, its Scope 2 emissions would be orders of magnitude higher than Dassault Systèmes’ 3,193 tCO2-eq.</text:p>
            <text:p>Since only two companies are being compared — Dassault Systèmes and RWE — the company with the lower Scope 2 GHG emissions is Dassault Systèmes, followed by RWE.</text:p>
            <text:p>Final answer: 3,193.00, 62,000,000.00</text:p>
          </table:table-cell>
          <table:table-cell office:value-type="string" calcext:value-type="string">
            <text:p>3,193.00, 62,000,000.00</text:p>
          </table:table-cell>
          <table:table-cell office:value-type="string" calcext:value-type="string">
            <text:p>3193.0, 200000.0</text:p>
          </table:table-cell>
          <table:table-cell table:formula="of:=[.D46]=[.E46]" office:value-type="boolean" office:boolean-value="false" calcext:value-type="boolean">
            <text:p>FALSE</text:p>
          </table:table-cell>
        </table:table-row>
        <table:table-row table:style-name="ro2">
          <table:table-cell office:value-type="float" office:value="46" calcext:value-type="float">
            <text:p>46</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y has the maximum amount of GHG emissions Scope 3 in 2023 among the following companies in tons CO2e?</text:p>
          </table:table-cell>
          <table:table-cell office:value-type="string" calcext:value-type="string">
            <text:p>Reasoning:</text:p>
            <text:p>Two companies are compared — one in OTC_ADDDF_2023.pdf (Adidas) and one in munich-re_2023.pdf (Munich Re).</text:p>
            <text:p>For Adidas (OTC_ADDDF_2023.pdf), the table reports the following for 2023:</text:p>
            <text:p>Scope 3 emissions = 5,894,811 tons CO2e</text:p>
            <text:p>For Munich Re (munich-re_2023.pdf), the detailed breakdown of GHG emissions shows:</text:p>
            <text:p>Scope 3 emissions = 3,039,435 tons CO2e</text:p>
            <text:p>Comparing these values:</text:p>
            <text:p>Adidas: 5,894,811 tons CO2e</text:p>
            <text:p>Munich Re: 3,039,435 tons CO2e</text:p>
            <text:p>Adidas has the higher Scope 3 GHG emissions in 2023.</text:p>
            <text:p>Final answer: Adidas</text:p>
          </table:table-cell>
          <table:table-cell table:number-columns-repeated="2" table:style-name="Default" office:value-type="string" calcext:value-type="string">
            <text:p>OTC_ADDDF</text:p>
          </table:table-cell>
          <table:table-cell table:formula="of:=[.D47]=[.E47]" office:value-type="boolean" office:boolean-value="true" calcext:value-type="boolean">
            <text:p>TRUE</text:p>
          </table:table-cell>
        </table:table-row>
        <table:table-row table:style-name="ro2">
          <table:table-cell office:value-type="float" office:value="47" calcext:value-type="float">
            <text:p>47</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lowest values of market-based scope 2 GHG emissions produced in 2022 (sorted in ascending order) among the following companies in TCO2eq?</text:p>
          </table:table-cell>
          <table:table-cell office:value-type="string" calcext:value-type="string">
            <text:p>Reasoning:</text:p>
            <text:p>The question asks for the two companies with the lowest market-based Scope 2 GHG emissions in 2022, expressed in tCO2eq.</text:p>
            <text:p>From the documents:</text:p>
            <text:p>For Vivendi, the 2022 market-based Scope 2 GHG emissions are 19,496 tCO2eq.</text:p>
            <text:p>For AXA, the 2022 market-based Scope 2 GHG emissions are 37,172 tCO2eq.</text:p>
            <text:p>Comparing these, Vivendi’s value (19,496 tCO2eq) is lower than AXA’s (37,172 tCO2eq).</text:p>
            <text:p>Since only these two companies are considered, the two lowest (in ascending order) are: Vivendi, AXA.</text:p>
            <text:p>Final answer: Vivendi, AXA</text:p>
          </table:table-cell>
          <table:table-cell table:number-columns-repeated="2" office:value-type="string" calcext:value-type="string">
            <text:p>vivendi, axa</text:p>
          </table:table-cell>
          <table:table-cell table:formula="of:=[.D48]=[.E48]" office:value-type="boolean" office:boolean-value="true" calcext:value-type="boolean">
            <text:p>TRUE</text:p>
          </table:table-cell>
        </table:table-row>
        <table:table-row table:style-name="ro2">
          <table:table-cell office:value-type="float" office:value="48" calcext:value-type="float">
            <text:p>48</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is the maximum amount of market-based scope 2 GHG emissions in 2023 among the following companies in tons CO2e?</text:p>
          </table:table-cell>
          <table:table-cell office:value-type="string" calcext:value-type="string">
            <text:p>Reasoning:</text:p>
            <text:p>Both documents report Scope 2 market-based GHG emissions for 2023.</text:p>
            <text:p>From OTC_ADDDF_2023 (Adidas), the Scope 2 market-based emissions are 142,457 tons CO2e.</text:p>
            <text:p>From OTC_ESOCF_2023 (Enel), the Scope 2 market-based emissions are 4.51 MtCO2eq, equivalent to 4,510,000 tons CO2e.</text:p>
            <text:p>Between these two, 4,510,000 tons CO2e (Enel) is the higher value.</text:p>
            <text:p>Final answer: 4510000.00</text:p>
          </table:table-cell>
          <table:table-cell table:number-columns-repeated="2" office:value-type="float" office:value="4510000" calcext:value-type="float">
            <text:p>4510000</text:p>
          </table:table-cell>
          <table:table-cell table:formula="of:=[.D49]=[.E49]" office:value-type="boolean" office:boolean-value="true" calcext:value-type="boolean">
            <text:p>TRUE</text:p>
          </table:table-cell>
        </table:table-row>
        <table:table-row table:style-name="ro2">
          <table:table-cell office:value-type="float" office:value="49" calcext:value-type="float">
            <text:p>49</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ich companies have the 2 highest values of location-based scope 2 GHG emissions produced in 2023 (sorted in descending order) among the following companies in tCO2e?</text:p>
          </table:table-cell>
          <table:table-cell office:value-type="string" calcext:value-type="string">
            <text:p>Reasoning:</text:p>
            <text:p>The question asks for the two companies with the highest values of location-based Scope 2 GHG emissions in 2023, based on the provided documents.</text:p>
            <text:p>From AXA’s 2023 Annual Report (axa_2023.pdf, page 180–181), the reported Gross Location-based Scope 2 GHG emissions for 2023 are 42,423 tCO2e.</text:p>
            <text:p>From Allianz’s 2023 Annual Report (NYSE_AZ_2023.pdf, page 60), the Gross Location-based Scope 2 GHG emissions for 2023 are 112,228 tCO2e.</text:p>
            <text:p>Comparing the two values:</text:p>
            <text:p>Allianz: 112,228 tCO2e</text:p>
            <text:p>AXA: 42,423 tCO2e</text:p>
            <text:p>Sorted in descending order: Allianz first, then AXA.</text:p>
            <text:p>Final answer:</text:p>
            <text:p>Allianz, AXA</text:p>
          </table:table-cell>
          <table:table-cell table:number-columns-repeated="2" office:value-type="string" calcext:value-type="string">
            <text:p>NYSE_AZ, axa</text:p>
          </table:table-cell>
          <table:table-cell table:formula="of:=[.D50]=[.E50]" office:value-type="boolean" office:boolean-value="true" calcext:value-type="boolean">
            <text:p>TRUE</text:p>
          </table:table-cell>
        </table:table-row>
        <table:table-row table:style-name="ro2">
          <table:table-cell office:value-type="float" office:value="50" calcext:value-type="float">
            <text:p>50</text:p>
          </table:table-cell>
          <table:table-cell office:value-type="string" calcext:value-type="string">
            <text:p>You must answer the following question given the provided documents. First write your reasoning. Then, in the end, write exactly "Final answer:" followed exclusively by the answer. If the question is boolean, write exclusively a 'yes' or 'no' answer. If the question asks for a list of values, you must answer with a list of values separated with a comma. Write the numerical values with exactly 2 decimal values. Do not write any Markdown formatting.</text:p>
            <text:p/>
            <text:p>What are the 2 lowest values of scope 3 GHG emissions produced in 2022 (sorted in ascending order) among the following companies in Million metric tons of CO2 equivalents?</text:p>
          </table:table-cell>
          <table:table-cell office:value-type="string" calcext:value-type="string">
            <text:p>Reasoning:</text:p>
            <text:p>From the OTC_ADDDF_2023.pdf document (Adidas), the breakdown of annual GHG emissions shows that Scope 3 emissions in 2022 amounted to 7,635,784 tons CO2e, which equals 7.64 million metric tons of CO2 equivalents.</text:p>
            <text:p>From the OTC_BAYZF_2023.pdf document (Bayer), the table titled “Greenhouse Gas Emissions” reports that Scope 3 emissions in 2022 amounted to 9.72 million metric tons of CO2 equivalents.</text:p>
            <text:p>Comparing these two values, the lowest is from Adidas (7.64 million metric tons), followed by Bayer (9.72 million metric tons).</text:p>
            <text:p>Final answer:</text:p>
            <text:p>7.64, 9.72</text:p>
          </table:table-cell>
          <table:table-cell table:number-columns-repeated="2" office:value-type="string" calcext:value-type="string">
            <text:p>7.64, 9.72</text:p>
          </table:table-cell>
          <table:table-cell table:formula="of:=[.D51]=[.E51]" office:value-type="boolean" office:boolean-value="true" calcext:value-type="boolean">
            <text:p>TRUE</text:p>
          </table:table-cell>
        </table:table-row>
        <table:table-row table:style-name="ro1" table:number-rows-repeated="2">
          <table:table-cell table:number-columns-repeated="3"/>
          <table:table-cell table:style-name="Default" table:number-columns-repeated="3"/>
        </table:table-row>
        <table:table-row table:style-name="ro1">
          <table:table-cell table:number-columns-repeated="3"/>
          <table:table-cell table:style-name="Default" table:number-columns-repeated="2"/>
          <table:table-cell table:style-name="Default" table:formula="of:=SUM([.F2:.F51]) / 50" office:value-type="float" office:value="0.7" calcext:value-type="float">
            <text:p>0.7</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11:18:29.441058868</meta:creation-date>
    <dc:date>2025-11-06T16:10:04.196891321</dc:date>
    <meta:editing-duration>PT2H51M15S</meta:editing-duration>
    <meta:editing-cycles>1</meta:editing-cycles>
    <meta:document-statistic meta:table-count="1" meta:cell-count="307" meta:object-count="0"/>
    <meta:generator>LibreOffice/25.2.6.2$Linux_X86_64 LibreOffice_project/520$Build-2</meta:generator>
  </office:meta>
</office:document-meta>
</file>